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5939b" officeooo:paragraph-rsid="008593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fdad8" officeooo:paragraph-rsid="0047b03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736b1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officeooo:paragraph-rsid="001c0208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paragraph-rsid="005c1f01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490e9e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65c902" officeooo:paragraph-rsid="0065c902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65c902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85939b"/>
    </style:style>
    <style:style style:name="P15" style:family="paragraph" style:parent-style-name="Standard">
      <style:paragraph-properties fo:text-align="start" style:justify-single-word="false"/>
      <style:text-properties officeooo:paragraph-rsid="001c0208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8017d" officeooo:paragraph-rsid="0068017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19545" officeooo:paragraph-rsid="00819545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f297" officeooo:paragraph-rsid="0070f297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6fffc" officeooo:paragraph-rsid="0083c4d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c4d5" officeooo:paragraph-rsid="0083c4d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5648" officeooo:paragraph-rsid="00765648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7157e" officeooo:paragraph-rsid="0077157e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850c2" officeooo:paragraph-rsid="007850c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39c6" officeooo:paragraph-rsid="007539c6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8ce1" officeooo:paragraph-rsid="007c8ce1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b9df" officeooo:paragraph-rsid="0075b9df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5939b" officeooo:paragraph-rsid="0085939b" style:font-size-asian="12pt" style:font-weight-asian="normal" style:font-size-complex="12pt" style:font-weight-complex="normal"/>
    </style:style>
    <style:style style:name="P32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7d9cdd" officeooo:paragraph-rsid="00809991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text-properties style:text-line-through-style="none" style:text-line-through-type="none" style:font-name="DejaVu Sans Condensed1" fo:font-size="12pt" fo:font-weight="normal" officeooo:rsid="006b4547" officeooo:paragraph-rsid="006b454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5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890601" officeooo:paragraph-rsid="00890601" style:font-size-asian="12pt" style:font-weight-asian="normal" style:font-name-complex="DejaVu Sans Condensed2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85939b" officeooo:paragraph-rsid="0085939b"/>
    </style:style>
    <style:style style:name="P37" style:family="paragraph" style:parent-style-name="Standard" style:list-style-name="L9">
      <style:text-properties officeooo:paragraph-rsid="00809991"/>
    </style:style>
    <style:style style:name="T1" style:family="text">
      <style:text-properties style:text-line-through-style="none" style:text-line-through-type="none" fo:font-weight="bold" style:font-weight-asian="bold" style:font-weight-complex="bold"/>
    </style:style>
    <style:style style:name="T2" style:family="text">
      <style:text-properties style:text-line-through-style="none" style:text-line-through-type="none" fo:font-weight="bold" officeooo:rsid="0019eb27" style:font-weight-asian="bold" style:font-weight-complex="bold"/>
    </style:style>
    <style:style style:name="T3" style:family="text">
      <style:text-properties style:text-line-through-style="none" style:text-line-through-type="none" fo:font-weight="bold" officeooo:rsid="0051722a" style:font-weight-asian="bold" style:font-weight-complex="bold"/>
    </style:style>
    <style:style style:name="T4" style:family="text">
      <style:text-properties style:text-line-through-style="none" style:text-line-through-type="none" fo:font-weight="bold" officeooo:rsid="005c1f01" style:font-weight-asian="bold" style:font-weight-complex="bold"/>
    </style:style>
    <style:style style:name="T5" style:family="text">
      <style:text-properties style:text-line-through-style="none" style:text-line-through-type="none" fo:font-weight="bold" officeooo:rsid="00653553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75b9df" style:font-weight-asian="bold" style:font-weight-complex="bold"/>
    </style:style>
    <style:style style:name="T7" style:family="text">
      <style:text-properties style:text-line-through-style="none" style:text-line-through-type="none" officeooo:rsid="005c1f01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490e9e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5bf3c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653553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62c2e9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70f297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75b9df" style:font-weight-asian="normal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8017d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5c902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75b9df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85939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75b9df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65c902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85939b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85d392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8be2a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869b91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879e63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8a2836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7d9cdd" style:font-size-asian="12pt" style:font-weight-asian="normal" style:font-name-complex="DejaVu Sans Condensed2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890601" style:font-size-asian="12pt" style:font-weight-asian="normal" style:font-name-complex="DejaVu Sans Condensed2" style:font-size-complex="12pt" style:font-weight-complex="normal"/>
    </style:style>
    <style:style style:name="T36" style:family="text">
      <style:text-properties officeooo:rsid="006b4547"/>
    </style:style>
    <style:style style:name="T37" style:family="text">
      <style:text-properties officeooo:rsid="006cbde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6cbde0" style:font-weight-asian="bold" style:font-weight-complex="bold"/>
    </style:style>
    <style:style style:name="T40" style:family="text">
      <style:text-properties fo:font-weight="bold" officeooo:rsid="006b4547" style:font-weight-asian="bold" style:font-weight-complex="bold"/>
    </style:style>
    <style:style style:name="T41" style:family="text">
      <style:text-properties fo:font-weight="bold" officeooo:rsid="007850c2" style:font-weight-asian="bold" style:font-weight-complex="bold"/>
    </style:style>
    <style:style style:name="T42" style:family="text">
      <style:text-properties fo:font-weight="bold" officeooo:rsid="004eb81d" style:font-weight-asian="bold" style:font-weight-complex="bold"/>
    </style:style>
    <style:style style:name="T43" style:family="text">
      <style:text-properties fo:font-weight="bold" officeooo:rsid="0057c9f0" style:font-weight-asian="bold" style:font-weight-complex="bold"/>
    </style:style>
    <style:style style:name="T44" style:family="text">
      <style:text-properties officeooo:rsid="006e2aa3"/>
    </style:style>
    <style:style style:name="T45" style:family="text">
      <style:text-properties officeooo:rsid="0071d880"/>
    </style:style>
    <style:style style:name="T46" style:family="text">
      <style:text-properties officeooo:rsid="0075822f"/>
    </style:style>
    <style:style style:name="T47" style:family="text">
      <style:text-properties officeooo:rsid="0075b9df"/>
    </style:style>
    <style:style style:name="T48" style:family="text">
      <style:text-properties officeooo:rsid="007850c2"/>
    </style:style>
    <style:style style:name="T49" style:family="text">
      <style:text-properties officeooo:rsid="00797959"/>
    </style:style>
    <style:style style:name="T50" style:family="text">
      <style:text-properties officeooo:rsid="00809991"/>
    </style:style>
    <style:style style:name="T51" style:family="text">
      <style:text-properties officeooo:rsid="0083c4d5"/>
    </style:style>
    <style:style style:name="T52" style:family="text">
      <style:text-properties officeooo:rsid="0057c9f0"/>
    </style:style>
    <style:style style:name="T53" style:family="text">
      <style:text-properties officeooo:rsid="0084a0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2">3</text:span><text:span text:style-name="T33">0</text:span><text:span text:style-name="T32">1</text:span><text:span text:style-name="T25"> - </text:span><text:span text:style-name="T31">Flight - </text:span><text:span text:style-name="T27">Pre</text:span><text:span text:style-name="T24">f</text:span><text:span text:style-name="T28">light,</text:span><text:span text:style-name="T29"> Takeoff, </text:span><text:span text:style-name="T24">Landing, Jettison</text:span><text:span text:style-name="T26">, </text:span><text:span text:style-name="T24">Air Restart,</text:span><text:span text:style-name="T28"> </text:span><text:span text:style-name="T30">Performance Limits</text:span></text:p>
      <text:p text:style-name="P34"/>
      <text:p text:style-name="P9"><text:span text:style-name="T2">Before takeoff (hot start </text:span><text:span text:style-name="T3">or manually cold started</text:span><text:span text:style-name="T2">)</text:span></text:p>
      <text:list xml:id="list3159109481" text:style-name="L1">
        <text:list-item>
          <text:p text:style-name="P10"><text:span text:style-name="T4">Flaps</text:span><text:span text:style-name="T7"> ... </text:span><text:span text:style-name="T5">Full</text:span></text:p>
        </text:list-item>
        <text:list-item>
          <text:p text:style-name="P13"><text:span text:style-name="T16">If using external tanks: </text:span><text:span text:style-name="T21">F</text:span><text:span text:style-name="T22">uel </text:span><text:span text:style-name="T21">T</text:span><text:span text:style-name="T22">ank </text:span><text:span text:style-name="T21">S</text:span><text:span text:style-name="T22">elector </text:span><text:span text:style-name="T21">knob</text:span><text:span text:style-name="T17"> ... </text:span><text:span text:style-name="T21">As needed</text:span><text:span text:style-name="T18"> (left console front)</text:span></text:p>
        </text:list-item>
        <text:list-item>
          <text:p text:style-name="P16"><text:span text:style-name="T38">Gun heat</text:span> ... <text:span text:style-name="T39">ON</text:span><text:span text:style-name="T37"> (switch on center console)</text:span></text:p>
        </text:list-item>
        <text:list-item>
          <text:p text:style-name="P17"><text:span text:style-name="T38">Pitot heat</text:span> ... <text:span text:style-name="T38">As needed</text:span> (left console front, outboard of gear indicator, partly hidden)</text:p>
        </text:list-item>
        <text:list-item>
          <text:p text:style-name="P16"><text:span text:style-name="T38">Radios</text:span> ... <text:span text:style-name="T39">T/R</text:span><text:span text:style-name="T37"> or </text:span><text:span text:style-name="T39">T/R+G</text:span><text:span text:style-name="T37"> (right console)</text:span></text:p>
        </text:list-item>
        <text:list-item>
          <text:p text:style-name="P16"><text:span text:style-name="T40">Takeoff trim</text:span><text:span text:style-name="T36"> ... </text:span><text:span text:style-name="T40">Set</text:span><text:span text:style-name="T36"> (manually trim pitch until </text:span>TAKE-OFF POS. IND. LATERAL–DIRECT LONGIT. light blink<text:span text:style-name="T36">s </text:span>briefly, <text:span text:style-name="T44">top center of instrument panel</text:span><text:span text:style-name="T36">)</text:span></text:p>
        </text:list-item>
        <text:list-item>
          <text:p text:style-name="P18"><text:span text:style-name="T38">Set up weapons</text:span> ... <text:span text:style-name="T38">As needed</text:span>, <text:span text:style-name="T45">see weapons pages. <text:s/></text:span><text:span text:style-name="T51">Common steps:</text:span></text:p>
          <text:list>
            <text:list-item>
              <text:p text:style-name="P19"><text:span text:style-name="T42">G</text:span><text:span text:style-name="T38">un-Missile selector knob</text:span> ... <text:span text:style-name="T43">SIGHT CAMERA &amp; RADAR</text:span><text:span text:style-name="T52"> </text:span><text:span text:style-name="T53">(center console)</text:span></text:p>
            </text:list-item>
            <text:list-item>
              <text:p text:style-name="P20"><text:span text:style-name="T38">Gunsight wingspan lever</text:span> ... <text:span text:style-name="T38">30 ft</text:span> (all the way left) (below gunsight)</text:p>
            </text:list-item>
          </text:list>
        </text:list-item>
        <text:list-item>
          <text:p text:style-name="P11"><text:span text:style-name="T9">Begin taxi; </text:span><text:span text:style-name="T10">use </text:span><text:span text:style-name="T5">NWS button</text:span><text:span text:style-name="T11"> (</text:span><text:span text:style-name="T13">hold </text:span><text:span text:style-name="T5">Flip Down Trigger</text:span><text:span text:style-name="T11">) to steer</text:span><text:span text:style-name="T10"> </text:span><text:span text:style-name="T14">at low speeds, </text:span><text:span text:style-name="T6">differential braking</text:span><text:span text:style-name="T14"> at high speeds.</text:span></text:p>
        </text:list-item>
      </text:list>
      <text:p text:style-name="P6"/>
      <text:p text:style-name="P1">Takeoff</text:p>
      <text:list xml:id="list2024965339" text:style-name="L2">
        <text:list-item>
          <text:p text:style-name="P12"><text:span text:style-name="T12">B</text:span><text:span text:style-name="T8">rakes should hold full power.</text:span></text:p>
        </text:list-item>
        <text:list-item>
          <text:p text:style-name="P12"><text:span text:style-name="T12">S</text:span><text:span text:style-name="T8">tick full aft at </text:span><text:span text:style-name="T1">95 to 100 kts</text:span><text:span text:style-name="T8">.</text:span></text:p>
        </text:list-item>
        <text:list-item>
          <text:p text:style-name="P21">Should lift off at 100 to 120 depending on load.</text:p>
        </text:list-item>
        <text:list-item>
          <text:p text:style-name="P21">Gear up.</text:p>
        </text:list-item>
        <text:list-item>
          <text:p text:style-name="P21">At 155 kts, flaps full up (hold switch until flaps are fully up, about 5 seconds).</text:p>
        </text:list-item>
        <text:list-item>
          <text:p text:style-name="P24"><text:span text:style-name="T38">Make sure gear and flaps are up before 190 kts</text:span> (yellow line on airspeed indicator).</text:p>
        </text:list-item>
        <text:list-item>
          <text:p text:style-name="P25"><text:span text:style-name="T38">Best climb speed</text:span> is <text:span text:style-name="T41">0.61 Mach at sea level</text:span><text:span text:style-name="T48"> to </text:span><text:span text:style-name="T41">0.8 Mach at 40,000 ft</text:span> (according to real Sabre manual). <text:s/><text:span text:style-name="T49">Heavier load or higher air temperature means lower climb speed.</text:span></text:p>
        </text:list-item>
      </text:list>
      <text:list xml:id="list718355940" text:style-name="L3">
        <text:list-item>
          <text:list>
            <text:list-item>
              <text:p text:style-name="P26">Best climb speed also implies the most excess thrust (difference between max thrust and thrust required to maintain level flight), therefore it's recommended to <text:span text:style-name="T38">dogfight at speeds at or above best climb speed</text:span>.</text:p>
            </text:list-item>
          </text:list>
        </text:list-item>
      </text:list>
      <text:p text:style-name="P7"/>
      <text:p text:style-name="P2">Landing</text:p>
      <text:list xml:id="list1830824644" text:style-name="L4">
        <text:list-item>
          <text:p text:style-name="P27"><text:span text:style-name="T38">Deploy speed brakes</text:span> and keep them out for the entire landing.</text:p>
        </text:list-item>
        <text:list-item>
          <text:p text:style-name="P22">Slow down until airspeed is <text:span text:style-name="T38">under 190 kts</text:span> (yellow line on airspeed indicator).</text:p>
        </text:list-item>
        <text:list-item>
          <text:p text:style-name="P22">Put down <text:span text:style-name="T38">gear and full flaps</text:span>.</text:p>
        </text:list-item>
        <text:list-item>
          <text:p text:style-name="P22">Final approach speed about <text:span text:style-name="T38">145 kts</text:span>.</text:p>
        </text:list-item>
        <text:list-item>
          <text:p text:style-name="P22">Touchdown at <text:span text:style-name="T38">120 kts</text:span>.</text:p>
        </text:list-item>
        <text:list-item>
          <text:p text:style-name="P22">Retract flaps for maximum braking.</text:p>
        </text:list-item>
      </text:list>
      <text:p text:style-name="P7"/>
      <text:p text:style-name="P4">Jettison</text:p>
      <text:list xml:id="list3077426604" text:style-name="L5">
        <text:list-item>
          <text:p text:style-name="P28">Set <text:span text:style-name="T38">fuel tank knob</text:span> for tanks as needed <text:span text:style-name="T46">(left console front)</text:span>.</text:p>
        </text:list-item>
      </text:list>
      <text:list xml:id="list1735461392" text:style-name="L6">
        <text:list-item>
          <text:list>
            <text:list-item>
              <text:p text:style-name="P29">If using both inboard and outboard tanks, outboard tanks should be emptied and dropped first.</text:p>
            </text:list-item>
          </text:list>
        </text:list-item>
      </text:list>
      <text:list xml:id="list144920078879620" text:continue-list="list3077426604" text:style-name="L5">
        <text:list-item>
          <text:p text:style-name="P28">Press <text:span text:style-name="T47">red</text:span> jettison button below tank selection knob to punch tanks.</text:p>
        </text:list-item>
        <text:list-item>
          <text:p text:style-name="P30">Set <text:span text:style-name="T38">fuel tank knob</text:span> to <text:span text:style-name="T38">ALL TANKS OFF</text:span>.</text:p>
        </text:list-item>
      </text:list>
      <text:p text:style-name="P8"/>
      <text:p text:style-name="P5">Engine air start</text:p>
      <text:list xml:id="list2303239617" text:style-name="L7">
        <text:list-item>
          <text:p text:style-name="P14"><text:span text:style-name="T23">Throttle</text:span><text:span text:style-name="T19"> ... </text:span><text:span text:style-name="T23">OFF</text:span><text:span text:style-name="T19"> (pull throttle all the way back, press </text:span><text:span text:style-name="T23">Shift-Bottom Thumb Button 2x</text:span><text:span text:style-name="T19"> to move throttle past idle detents to cutoff)</text:span></text:p>
        </text:list-item>
        <text:list-item>
          <text:p text:style-name="P36"><text:span text:style-name="T15">If possible, establish glide at </text:span><text:span text:style-name="T20">185 kts IAS</text:span><text:span text:style-name="T15">.</text:span></text:p>
        </text:list-item>
        <text:list-item>
          <text:p text:style-name="P36"><text:span text:style-name="T15">Check engine RPM within restart limits of </text:span><text:span text:style-name="T20">23% to 34%</text:span><text:span text:style-name="T15">. <text:s/>Up to </text:span><text:span text:style-name="T20">200 kts IAS</text:span><text:span text:style-name="T15"> may be required to windmill up to correct RPM.</text:span></text:p>
        </text:list-item>
        <text:list-item>
          <text:p text:style-name="P36"><text:span text:style-name="T20">Emergency Ignition switch</text:span><text:span text:style-name="T15"> ... </text:span><text:span text:style-name="T20">ON</text:span></text:p>
        </text:list-item>
        <text:list-item>
          <text:p text:style-name="P36"><text:span text:style-name="T15">If main fuel system has failed: </text:span><text:span text:style-name="T20">Emergency fuel switch</text:span><text:span text:style-name="T15"> ... </text:span><text:span text:style-name="T20">ON</text:span></text:p>
        </text:list-item>
      </text:list>
      <text:list xml:id="list2115332966" text:style-name="L8">
        <text:list-item>
          <text:list>
            <text:list-item>
              <text:p text:style-name="P31">Don't use emergency fuel system if flameout was due to rapid throttle movement.</text:p>
            </text:list-item>
          </text:list>
        </text:list-item>
      </text:list>
      <text:list xml:id="list144919039135826" text:continue-list="list2303239617" text:style-name="L7">
        <text:list-item>
          <text:p text:style-name="P36"><text:span text:style-name="T20">Throttle</text:span><text:span text:style-name="T15"> ... </text:span><text:span text:style-name="T20">Idle</text:span><text:span text:style-name="T15"> (</text:span><text:span text:style-name="T20">Bottom Thumb Button 2x</text:span><text:span text:style-name="T15">) then </text:span><text:span text:style-name="T20">advance slowly</text:span></text:p>
        </text:list-item>
        <text:list-item>
          <text:p text:style-name="P36"><text:span text:style-name="T15">At 90% RPM, </text:span><text:span text:style-name="T20">Emergency Ignition switch</text:span><text:span text:style-name="T15"> ... </text:span><text:span text:style-name="T20">OFF</text:span></text:p>
        </text:list-item>
      </text:list>
      <text:p text:style-name="P8"/>
      <text:p text:style-name="P3">Performance limits</text:p>
      <text:list xml:id="list2117401434" text:style-name="L9">
        <text:list-item>
          <text:p text:style-name="P37"><text:span text:style-name="T34">Fuel: </text:span><text:span text:style-name="T35">2826</text:span><text:span text:style-name="T34"> lbs internal</text:span></text:p>
          <text:list>
            <text:list-item>
              <text:p text:style-name="P35">with 2x 120 gal drop tanks (801 lbs ea.) = 4428 lbs</text:p>
            </text:list-item>
            <text:list-item>
              <text:p text:style-name="P35">with 2x 200 gal drop tanks (1335 lbs ea.) = 5497 lbs</text:p>
            </text:list-item>
          </text:list>
        </text:list-item>
        <text:list-item>
          <text:p text:style-name="P32">"Maximum Continuous Thrust" is <text:span text:style-name="T50">87% to </text:span>96% RPM, "Military Thrust" is 100% RPM.</text:p>
        </text:list-item>
        <text:list-item>
          <text:p text:style-name="P23">Gear and flaps: below 190 kts (yellow line on airspeed indicator)</text:p>
        </text:list-item>
        <text:list-item>
          <text:p text:style-name="P23">With outer wing tanks: Below 25k ft, lower of 500 kts IAS or 0.90 Mach. <text:s/>No limit above 25k ft.</text:p>
        </text:list-item>
        <text:list-item>
          <text:p text:style-name="P33">Max EGT: <text:span text:style-name="T38">685 deg C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0H33M29S</meta:editing-duration>
    <meta:editing-cycles>107</meta:editing-cycles>
    <meta:generator>LibreOffice/7.0.3.1$Windows_X86_64 LibreOffice_project/d7547858d014d4cf69878db179d326fc3483e082</meta:generator>
    <dc:date>2022-02-01T14:49:18.439000000</dc:date>
    <meta:document-statistic meta:table-count="0" meta:image-count="0" meta:object-count="0" meta:page-count="1" meta:paragraph-count="50" meta:word-count="578" meta:character-count="3112" meta:non-whitespace-character-count="2624"/>
  </office:meta>
</office:document-meta>
</file>